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a435b" officeooo:paragraph-rsid="001d2c95"/>
    </style:style>
    <style:style style:name="T1" style:family="text">
      <style:text-properties officeooo:rsid="001bce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pakages à installer :</text:p>
      <text:p text:style-name="P1"/>
      <text:p text:style-name="P1">pip install pymupdf</text:p>
      <text:p text:style-name="P1">pip install langdetect</text:p>
      <text:p text:style-name="P1">pip install aspose.words</text:p>
      <text:p text:style-name="P1"/>
      <text:p text:style-name="P1">2 classes :</text:p>
      <text:p text:style-name="P1">- La classe unLivre permet d’initialiser un livre avec : son titre, son/ses auteur(s), la langue, le nom du fichier et la table des matières. La méthode TDM permet de renvoyer la table des matières du livre.</text:p>
      <text:p text:style-name="P1">- La classe bibliothèque permet d’initialiser une bibliothèque de livre<text:span text:style-name="T1">s</text:span> a partir d’un dossier <text:span text:style-name="T1">intitulé « livre » et qui doit se trouver dans le répertoire courant. La méthode completebibli permet de compléter cette liste. Elle les fichiers pdf et epub, egalement ceux dans les sous-répertoires, mais ne traite pas les fichiers zip. Les méthodes ouvrages et auteurs utilisent cette liste pour construire les fichiers ouvrages et auteurs en format txt, pdf et epub. La méthode update …</text:span></text:p>
      <text:p text:style-name="P1"/>
      <text:p text:style-name="P1">B = bibliotheque() <text:s text:c="3"/><text:span text:style-name="T1">créée une bibliotheque</text:span></text:p>
      <text:p text:style-name="P1">B.ouvrages() <text:s text:c="7"/><text:span text:style-name="T1">créée la liste des ouvrages (titre, auteur(s), langue, nomfichier) (txt, pdf, epub)</text:span></text:p>
      <text:p text:style-name="P1">B.auteurs() <text:s text:c="6"/><text:span text:style-name="T1">créée la liste des auteurs avec leurs ouvrages et le nom des fichiers (txt, pdf, epub)</text:span></text:p>
      <text:p text:style-name="P1">B.update() <text:s text:c="3"/><text:span text:style-name="T1">met à jour la bibliotheque si le dossier « livre » a été modifié (non fonctionnel)</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19:00:25.726413252</meta:creation-date>
    <dc:date>2022-11-30T19:01:43.858153861</dc:date>
    <meta:editing-duration>PT1M19S</meta:editing-duration>
    <meta:editing-cycles>1</meta:editing-cycles>
    <meta:generator>LibreOffice/7.3.3.2$Linux_X86_64 LibreOffice_project/30$Build-2</meta:generator>
    <meta:document-statistic meta:table-count="0" meta:image-count="0" meta:object-count="0" meta:page-count="1" meta:paragraph-count="11" meta:word-count="185" meta:character-count="1139" meta:non-whitespace-character-count="946"/>
  </office:meta>
</office:document-meta>
</file>